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Medium1" fo:font-size="12pt" fo:font-weight="normal" officeooo:rsid="000a88a3" officeooo:paragraph-rsid="000a88a3" style:font-size-asian="10.5pt" style:font-weight-asian="normal" style:font-size-complex="12pt" style:font-weight-complex="normal"/>
    </style:style>
    <style:style style:name="P2"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3"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4"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5"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6"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P7"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8" style:family="paragraph" style:parent-style-name="Standard">
      <style:text-properties style:font-name="Dosis Medium1" fo:font-size="12pt" fo:font-weight="normal" officeooo:rsid="00108ea4" officeooo:paragraph-rsid="00108ea4" style:font-size-asian="10.5pt" style:font-weight-asian="normal" style:font-size-complex="12pt" style:font-weight-complex="normal"/>
    </style:style>
    <style:style style:name="P9" style:family="paragraph" style:parent-style-name="Standard">
      <style:text-properties style:font-name="Dosis Medium1" fo:font-size="12pt" fo:font-weight="normal" officeooo:rsid="001305f8" officeooo:paragraph-rsid="001305f8" style:font-size-asian="10.5pt" style:font-weight-asian="normal" style:font-size-complex="12pt" style:font-weight-complex="normal"/>
    </style:style>
    <style:style style:name="P10" style:family="paragraph" style:parent-style-name="Standard">
      <style:text-properties style:font-name="Dosis Medium1" fo:font-size="12pt" fo:font-weight="bold" officeooo:rsid="001305f8" officeooo:paragraph-rsid="001305f8" style:font-size-asian="10.5pt" style:font-weight-asian="bold" style:font-size-complex="12pt" style:font-weight-complex="bold"/>
    </style:style>
    <style:style style:name="P11" style:family="paragraph" style:parent-style-name="Standard">
      <style:text-properties style:font-name="Dosis Medium1" fo:font-size="12pt" fo:font-weight="bold" officeooo:rsid="0014b4db" officeooo:paragraph-rsid="0014b4db" style:font-size-asian="10.5pt" style:font-weight-asian="bold" style:font-size-complex="12pt" style:font-weight-complex="bold"/>
    </style:style>
    <style:style style:name="P12"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T1" style:family="text">
      <style:text-properties officeooo:rsid="000c9504"/>
    </style:style>
    <style:style style:name="T2" style:family="text">
      <style:text-properties officeooo:rsid="001305f8"/>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EA Evaluation</text:p>
      <text:p text:style-name="P12"/>
      <text:p text:style-name="P5">Assessment of the Numbered List of Objectives</text:p>
      <text:p text:style-name="P5"/>
      <text:p text:style-name="P2">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2"/>
      <text:p text:style-name="P2">Now I will move on to main point 2, on the movement of objects in the scene and the player. To begin, I will first discuss point 2.1. This section has largely been completed, input is indeed taken from the player 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text:soft-page-break/>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1">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2"/>
      <text:p text:style-name="P3">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3"/>
      <text:p text:style-name="P3">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3"/>
      <text:p text:style-name="P3">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text:soft-page-break/>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3"/>
      <text:p text:style-name="P3">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3"/>
      <text:p text:style-name="P6">Feedback from the Client</text:p>
      <text:p text:style-name="P6"/>
      <text:p text:style-name="P8">These are a set of questions which I asked to the client following the completion of testing and assessment of the numbered list of objectives above.</text:p>
      <text:p text:style-name="P4"/>
      <text:p text:style-name="P4">Are you satisfied with the final product?</text:p>
      <text:p text:style-name="P4"/>
      <text:p text:style-name="P8">From the client: “Very happy. Your client has been telling his missus how great the product is.”</text:p>
      <text:p text:style-name="P4"/>
      <text:p text:style-name="P8">What parts would you say have been successful?</text:p>
      <text:p text:style-name="P8"/>
      <text:p text:style-name="P8">From the client: “I like the difficulty, and I am a fan of the acceleration pads. I also think the collision is very solid, and the fact that you can load blender models is very great. The level design is also really well implemented. The language you created to make the levels is very successful.”</text:p>
      <text:p text:style-name="P8"/>
      <text:p text:style-name="P4">What do you feel could have been added?</text:p>
      <text:p text:style-name="P4"/>
      <text:p text:style-name="P8">From the client: “Sliding or <text:span text:style-name="T2">S</text:span>piderman-esque swinging like grappling would have great. The level you demonstrated the game with was quite difficult and something easier as a beginning would have been nice. It was like the Dark Souls of platforming. A difficulty system with different time limits for each level would have been nice in order to lower the entry bar.”</text:p>
      <text:p text:style-name="P4"/>
      <text:p text:style-name="P4">How well do you feel the list of objectives has been fulfilled?</text:p>
      <text:p text:style-name="P4"/>
      <text:p text:style-name="P8"><text:soft-page-break/>From the client: “[in reference to the lack of textures] I probably prefer it textureless anyway, and I prefer a more geometric look for games anyway, so I am not that bothered about it. [in reference to the lack of sliding and grappling] I don’t think this is a failing of the project, but it would have been nice to have as it would have allowed for greater variation in the kinds obstacles which could have been created, and a greater range of gameplay, but the base gameplay is very nice as it is. The collision is successful, and the jittery movement with complex objects is fine so long as there is no clipping. It isn’t perfect in triple A games so I wouldn’t expect a perfect implementation here. I’m happy with the level construction. The only problem would be that I wouldn’t know how to do it as for a client it seems quite complicated. The first two GUI objectives have been met, and it doesn’t matter if the third objective isn’t met exactly as described. So long as it works its fine. The gameplay mechanics have been implemented well. In reference to encouraging faster movement with a time limit, it might have been worthwhile implementing a difficulty system with different time limits to lower the entry bar. Speed felt like it was even over-encouraged. A little more time would have been nice. Otherwise it works as intended but that would have been a nice addition. The implementation [of the events system] seems fine and it seems to work. So long as the events are consistent and don’t randomly stop or anything then its fine.”</text:p>
      <text:p text:style-name="P4"/>
      <text:p text:style-name="P4">Is there anything in the game which you would change?</text:p>
      <text:p text:style-name="P4"/>
      <text:p text:style-name="P8">From the client: “Sometimes I felt that when jumping you travel to far and it felt a little disconcerting at times, and so a greater air resistance effect would have potentially made the movement better. A set terminal [maximum] velocity would have also been good. Other than that I don’t I would change anything else.”</text:p>
      <text:p text:style-name="P8"/>
      <text:p text:style-name="P10">Discussion of Feedback from the Client</text:p>
      <text:p text:style-name="P10"/>
      <text:p text:style-name="P9">I think the clients criticisms and appraisals are fair, and I would agree that while some of the implementations of certain objectives have their issues, overall the project appears to have been successful. I feel that throughout the project I have been very critical of my own work, and I appreciate the sentiment that many of the things, primarily the collision detection, are hard to get right, and are things that even large gaming studios struggle with. I agree with the sentiment that the level construction is complicated. Some documentation could be created in order to help with this, though I do not think that this will alleviate the fact that it is still a text based system for designing levels, and will therefore be more complicated and difficult to work with. I reiterate my view that a graphical system for designing levels would be ideal, yet very difficult to implement. I would attempt to produce this feature if I were to do this project again.</text:p>
      <text:p text:style-name="P9"/>
      <text:p text:style-name="P9">In regards to the gameplay mechanics, I agree that a difficulty setting for the levels would be ideal, and is something I should have considered when first designing the gameplay. In regards to the high skill required for the game, I think that the difficulty is good and suits this style of game, though I recognise that the aforementioned difficulty setting could make the game accessible to a wider audience. I would also agree with the client that the added variation in gameplay caused by extra movement options which could have been added would add extra layers to the gameplay. To build on this, I would also mention that the difficulty of the game in its current state could have been offset by giving the player more options to complete levels, such as more advanced movement techniques. This is once again something I would definitely attempt to implement given the opportunity to do this project again. Overall, I think the clients criticisms and appraisals of the project are fairly given, and I recognise that I have historically been very critical of my project.</text:p>
      <text:p text:style-name="P9"/>
      <text:p text:style-name="P10"><text:soft-page-break/>Closing Thoughts</text:p>
      <text:p text:style-name="P10"><text:span text:style-name="T3"/></text:p>
      <text:p text:style-name="P11"><text:span text:style-name="T3">I will conclude this project by referring back to my original explanation and modelling of the problem. I originally described a game with many movement techniques which require skill to execute quickly, where the intent of the game is to encourage the player to maintain high speeds while progressing through the game. I would argue that, whilst I have been unsuccessful in implementing advanced movement techniques, the simple movement that there is allows for variation in how levels are played and results fun gameplay. The result was a game which does indeed satisfy the requirement of encouraging fast movement in order to complete levels in the allocated time, which results in the player needing to focus on conserving speed, whilst also needing to have the skill to progress through the level. The options available when creating a level adds to the depth of gameplay that I was originally intending to produce using the movement techniques. Overall I believe that the final product has largely satisfied the requirements I originally set out in the analysis, on the grounds that I have produced a fun gaming experience which both the client and myself are happy with and enjo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Medium1" svg:font-family="'Dosis Medium'" style:font-adornments="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6:50:32.105895903</meta:creation-date>
    <dc:date>2024-03-11T14:24:28.014660084</dc:date>
    <meta:editing-duration>PT11H50M23S</meta:editing-duration>
    <meta:editing-cycles>9</meta:editing-cycles>
    <meta:generator>LibreOffice/7.6.4.1$Linux_X86_64 LibreOffice_project/60$Build-1</meta:generator>
    <meta:document-statistic meta:table-count="0" meta:image-count="0" meta:object-count="0" meta:page-count="5" meta:paragraph-count="25" meta:word-count="3044" meta:character-count="17349" meta:non-whitespace-character-count="14330"/>
  </office:meta>
</office:document-meta>
</file>